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tu" fo:font-size="20pt" officeooo:rsid="001db7ff" officeooo:paragraph-rsid="001db7f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tu" fo:font-size="12pt" officeooo:rsid="001db7ff" officeooo:paragraph-rsid="001db7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tu" fo:font-size="12pt" officeooo:rsid="00227961" officeooo:paragraph-rsid="0022796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tu" fo:font-size="12pt" officeooo:rsid="0021afa5" officeooo:paragraph-rsid="00239bf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tu" fo:font-size="12pt" officeooo:rsid="001db7ff" officeooo:paragraph-rsid="001db7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tu" fo:font-size="12pt" officeooo:rsid="00239bf2" officeooo:paragraph-rsid="00239bf2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0080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239bf2"/>
    </style:style>
    <style:style style:name="T5" style:family="text">
      <style:text-properties officeooo:rsid="00202ef6"/>
    </style:style>
    <style:style style:name="T6" style:family="text">
      <style:text-properties officeooo:rsid="00227961"/>
    </style:style>
    <style:style style:name="T7" style:family="text">
      <style:text-properties officeooo:rsid="00239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arrays y matrices</text:p>
      <text:p text:style-name="P1"/>
      <text:p text:style-name="P3"/>
      <text:p text:style-name="P2">Recorrer e imprimir una array unidimensional de izquierda a derecha</text:p>
      <text:p text:style-name="P2"/>
      <text:p text:style-name="P2"><text:tab/><text:span text:style-name="T1">for</text:span>(<text:span text:style-name="T2">int</text:span> i = 0 ; i &lt; array.length ; i++){</text:p>
      <text:p text:style-name="P2"><text:tab/><text:tab/>System.out.print(array[i]);</text:p>
      <text:p text:style-name="P2"><text:tab/>}</text:p>
      <text:p text:style-name="P2"/>
      <text:p text:style-name="P2">Recorrer e imprimir una array unidimensional de derecha a izquierda</text:p>
      <text:p text:style-name="P2"/>
      <text:p text:style-name="P2"><text:tab/><text:span text:style-name="T1">for</text:span>(<text:span text:style-name="T2">int</text:span> i = array.length -1 ; i &gt;= 0 ; i --){</text:p>
      <text:p text:style-name="P2"><text:tab/><text:tab/>System.out.print(array[i]);</text:p>
      <text:p text:style-name="P2"><text:tab/>}</text:p>
      <text:p text:style-name="P2"/>
      <text:p text:style-name="P6">En una array unidimensional el corchete undica el número de elementos que posee esa array.</text:p>
      <text:p text:style-name="P4">En una array bidimensional <text:span text:style-name="T7">(matriz) </text:span>los primeros corchetes hacen referencia al número de “filas” <text:span text:style-name="T6">(cuenta filas)</text:span><text:span text:style-name="T7">(ejeY) </text:span><text:s/>y el segundo al número de “columnas” <text:span text:style-name="T6">(cuenta columnas)</text:span><text:span text:style-name="T7">(eje X)</text:span>. </text:p>
      <text:p text:style-name="P4">Lo que hay dentro solo son valores para situarnos en la cuadricula imaginária en la <text:span text:style-name="T7">c</text:span>ual la representamos gráficamente.</text:p>
      <text:p text:style-name="P2"/>
      <text:p text:style-name="P2">Recorrer e imprimir una array bidimensional de izquierda a derecha <text:span text:style-name="T5">y de arriba a abajo</text:span></text:p>
      <text:p text:style-name="P2"/>
      <text:p text:style-name="P2"><text:tab/><text:span text:style-name="T1">for</text:span>(<text:span text:style-name="T2">int</text:span> i = 0 ; i &lt; array.length ; i++){</text:p>
      <text:p text:style-name="P2"><text:tab/><text:tab/><text:span text:style-name="T1">for</text:span><text:span text:style-name="T3">(</text:span><text:span text:style-name="T2">int </text:span><text:span text:style-name="T3">j = 0 ; j &lt; array</text:span><text:span text:style-name="T4">[i]</text:span><text:span text:style-name="T3">.length ; j++){</text:span></text:p>
      <text:p text:style-name="P2"><text:tab/><text:tab/><text:tab/>System.out.print(array[i][j]);</text:p>
      <text:p text:style-name="P2"><text:tab/><text:tab/>}</text:p>
      <text:p text:style-name="P2"><text:tab/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tu" svg:font-family="Ubu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0:29:14.979447339</meta:creation-date>
    <dc:date>2024-11-14T18:59:32.444856076</dc:date>
    <meta:editing-duration>PT12M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49" meta:character-count="908" meta:non-whitespace-character-count="759"/>
  </office:meta>
</office:document-meta>
</file>